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eeeeee" draw:marker-start-width="0.252cm" draw:marker-end-width="0.252cm" draw:fill="solid" draw:fill-color="#ffffff" draw:textarea-horizontal-align="justify" draw:textarea-vertical-align="middle" draw:auto-grow-height="false" fo:min-height="26.2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eeeeee" draw:marker-start-width="0.252cm" draw:marker-end-width="0.252cm" draw:fill-color="#eeeeee" draw:textarea-horizontal-align="justify" draw:textarea-vertical-align="middle" draw:auto-grow-height="false" fo:min-height="26.216cm" fo:min-width="4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4.716cm" fo:min-width="24.466cm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384cm" fo:min-width="10.134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159cm" svg:stroke-color="#2a6099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426cm" fo:min-width="1.976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406cm" fo:min-width="12.556cm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424cm" fo:min-width="3.174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5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2.91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1.111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0.71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0.683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0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draw:stroke="solid" svg:stroke-width="0.159cm" svg:stroke-color="#000000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6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5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954cm" fo:min-width="2.20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972cm" fo:min-width="2.022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972cm" fo:min-width="2.023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1.972cm" fo:min-width="2.222cm" fo:padding-top="0.151cm" fo:padding-bottom="0.151cm" fo:padding-left="0.276cm" fo:padding-right="0.276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Liberation Sans2"/>
    </style:style>
    <style:style style:name="P4" style:family="paragraph">
      <loext:graphic-properties draw:fill="none"/>
      <style:paragraph-properties fo:text-align="center"/>
      <style:text-properties style:font-name="Liberation Sans2"/>
    </style:style>
    <style:style style:name="P5" style:family="paragraph">
      <style:paragraph-properties fo:text-align="center"/>
      <style:text-properties style:font-name="Liberation Sans2" fo:font-size="9.89999961853027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2" fo:font-size="9.89999961853027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9.89999961853027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2" fo:font-size="9.89999961853027pt" style:font-size-asian="10pt" style:font-size-complex="10pt"/>
    </style:style>
    <style:style style:name="P9" style:family="paragraph">
      <style:paragraph-properties fo:text-align="center"/>
      <style:text-properties style:font-name="Liberation Sans2"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2"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55269" loext:opacity="100%" style:font-name="Liberation Sans2" fo:font-size="18pt"/>
    </style:style>
    <style:style style:name="P13" style:family="paragraph">
      <style:paragraph-properties fo:text-align="center"/>
      <style:text-properties style:font-name="Liberation Sans2"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center"/>
      <style:text-properties style:font-name="Liberation Sans2" fo:font-size="14pt" style:font-size-asian="14pt" style:font-size-complex="14pt"/>
    </style:style>
    <style:style style:name="P15" style:family="paragraph">
      <style:paragraph-properties fo:text-align="center"/>
      <style:text-properties style:font-name="Liberation Sans2" fo:font-size="14pt" style:font-size-asian="10pt" style:font-size-complex="10pt"/>
    </style:style>
    <style:style style:name="P16" style:family="paragraph">
      <loext:graphic-properties draw:fill="solid" draw:fill-color="#ffffff"/>
      <style:paragraph-properties fo:text-align="center"/>
      <style:text-properties style:font-name="Liberation Sans2" fo:font-size="14pt" style:font-size-asian="10pt" style:font-size-complex="10pt"/>
    </style:style>
    <style:style style:name="P17" style:family="paragraph">
      <style:paragraph-properties fo:text-align="center"/>
      <style:text-properties fo:color="#000000" loext:opacity="100%" style:font-name="Liberation Sans2" fo:font-size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2" fo:font-size="18pt" style:font-size-asian="32pt" style:font-size-complex="32pt"/>
    </style:style>
    <style:style style:name="P19" style:family="paragraph">
      <style:paragraph-properties fo:text-align="center"/>
      <style:text-properties fo:color="#000000" loext:opacity="100%" style:font-name="Liberation Sans2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2" fo:font-size="14pt" style:font-size-asian="14pt" style:font-size-complex="14pt"/>
    </style:style>
    <style:style style:name="P21" style:family="paragraph">
      <loext:graphic-properties draw:fill="none" draw:fill-color="#729fcf"/>
      <style:paragraph-properties fo:text-align="center"/>
      <style:text-properties style:font-name="Liberation Sans2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color="#3465a4" loext:opacity="100%" fo:font-size="10pt" style:font-size-asian="10pt" style:font-size-complex="10pt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cm" svg:height="26.5cm" svg:x="20.11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26.5cm" svg:x="10.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26.5cm" svg:x="15.11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26.5cm" svg:x="5.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cm" svg:height="5cm" svg:x="0.111cm" svg:y="1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3cm" svg:x="13.611cm" svg:y="22.599cm">
          <text:p/>
          <draw:enhanced-geometry svg:viewBox="0 0 21600 21600" draw:path-stretchpoint-x="10800" draw:path-stretchpoint-y="10800" draw:text-areas="?f3 ?f4 ?f5 ?f6" draw:type="round-rectangle" draw:modifiers="3879.50683105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4.111cm" svg:y1="23.085cm" svg:x2="14.07cm" svg:y2="20.706cm">
          <text:p/>
        </draw:line>
        <draw:custom-shape draw:style-name="gr3" draw:text-style-name="P1" draw:layer="layout" svg:width="25cm" svg:height="5cm" svg:x="0.111cm" svg:y="6.5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3cm" svg:x="10.41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3.4cm" svg:height="3cm" svg:x="10.41cm" svg:y="12.5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cm" svg:height="3cm" svg:x="5.6cm" svg:y="1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cm" svg:height="3cm" svg:x="20.611cm" svg:y="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3.989cm" svg:height="3.021cm" svg:x="5.611cm" svg:y="12.585cm">
          <draw:text-box draw:corner-radius="0.5cm">
            <text:p text:style-name="P5"><text:span text:style-name="T1">SSNAP</text:span></text:p>
            <text:p text:style-name="P5"><text:span text:style-name="T1"/></text:p>
            <text:p text:style-name="P5"><text:span text:style-name="T2">Pre-stroke patient </text:span><text:span text:style-name="T2">mRS scores.</text:span></text:p>
          </draw:text-box>
        </draw:frame>
        <draw:frame draw:style-name="gr10" draw:text-style-name="P8" draw:layer="layout" svg:width="3.8cm" svg:height="3cm" svg:x="16.811cm" svg:y="22.599cm">
          <draw:text-box>
            <text:p text:style-name="P5"><text:span text:style-name="T1">HE</text:span><text:span text:style-name="T1">RM</text:span><text:span text:style-name="T1">ES </text:span><text:span text:style-name="T1">thr</text:span><text:span text:style-name="T1">om</text:span><text:span text:style-name="T1">bec</text:span><text:span text:style-name="T1">to</text:span><text:span text:style-name="T1">my</text:span></text:p>
            <text:p text:style-name="P5"><text:span text:style-name="T1">me</text:span><text:span text:style-name="T1">ta-</text:span><text:span text:style-name="T1">ana</text:span><text:span text:style-name="T1">lysi</text:span><text:span text:style-name="T1">s</text:span></text:p>
            <text:p text:style-name="P5"><text:span text:style-name="T1"/></text:p>
            <text:p text:style-name="P7"><text:span text:style-name="T1">(Go</text:span><text:span text:style-name="T1">yal </text:span><text:span text:style-name="T1">et </text:span><text:span text:style-name="T1">al. </text:span><text:span text:style-name="T1">201</text:span><text:span text:style-name="T1">6)</text:span></text:p>
          </draw:text-box>
        </draw:frame>
        <draw:frame draw:style-name="gr11" draw:text-style-name="P6" draw:layer="layout" svg:width="3cm" svg:height="2.5cm" svg:x="21.311cm" svg:y="22.849cm">
          <draw:text-box>
            <text:p text:style-name="P5"><text:span text:style-name="T2">mRS </text:span><text:span text:style-name="T2">distribution </text:span><text:span text:style-name="T2">of control </text:span><text:span text:style-name="T2">population.</text:span></text:p>
          </draw:text-box>
        </draw:frame>
        <draw:frame draw:style-name="gr12" draw:text-style-name="P10" draw:layer="layout" svg:width="3cm" svg:height="4.191cm" svg:x="10.311cm" svg:y="22.585cm">
          <draw:text-box>
            <text:p text:style-name="P9"><text:span text:style-name="T1">Recanali</text:span><text:span text:style-name="T1">sation </text:span><text:span text:style-name="T1">meta-</text:span><text:span text:style-name="T1">analysis</text:span></text:p>
            <text:p text:style-name="P9"><text:span text:style-name="T1">(Hui et </text:span><text:span text:style-name="T1">al. 2020)</text:span></text:p>
            <text:p text:style-name="P9"><text:span text:style-name="T1"/></text:p>
            <text:p text:style-name="P9"><text:span text:style-name="T2">Successf</text:span><text:span text:style-name="T2">ul </text:span><text:span text:style-name="T2">recanalis</text:span><text:span text:style-name="T2">ation rate </text:span><text:span text:style-name="T2">of 75%.</text:span></text:p>
            <text:p text:style-name="P9"><text:span text:style-name="T2"/></text:p>
          </draw:text-box>
        </draw:frame>
        <draw:frame draw:style-name="gr11" draw:text-style-name="P6" draw:layer="layout" svg:width="2.801cm" svg:height="2.5cm" svg:x="20.711cm" svg:y="12.835cm">
          <draw:text-box>
            <text:p text:style-name="P5"><text:span text:style-name="T2">Probabilities of </text:span><text:span text:style-name="T2">good outcome.</text:span></text:p>
          </draw:text-box>
        </draw:frame>
        <draw:frame draw:style-name="gr13" draw:text-style-name="P8" draw:layer="layout" svg:width="2.7cm" svg:height="2.221cm" svg:x="13.511cm" svg:y="12.975cm">
          <draw:text-box>
            <text:p text:style-name="P5"><text:span text:style-name="T1">Alteplase </text:span></text:p>
            <text:p text:style-name="P5"><text:span text:style-name="T1">meta-analysis</text:span></text:p>
            <text:p text:style-name="P5"><text:span text:style-name="T1"/></text:p>
            <text:p text:style-name="P5"><text:span text:style-name="T1">(Emberson et </text:span><text:span text:style-name="T1">al. 2014)</text:span></text:p>
          </draw:text-box>
        </draw:frame>
        <draw:frame draw:style-name="gr14" draw:text-style-name="P12" draw:layer="layout" svg:width="2.8cm" svg:height="2.5cm" svg:x="16.211cm" svg:y="12.835cm">
          <draw:text-box>
            <text:p text:style-name="P11"><text:span text:style-name="T3">Mortality </text:span><text:span text:style-name="T3">rates with </text:span><text:span text:style-name="T3">and </text:span><text:span text:style-name="T3">without </text:span><text:span text:style-name="T3">IVT.</text:span></text:p>
          </draw:text-box>
        </draw:frame>
        <draw:frame draw:style-name="gr15" draw:text-style-name="P10" draw:layer="layout" svg:width="2.8cm" svg:height="2.451cm" svg:x="10.611cm" svg:y="12.86cm">
          <draw:text-box>
            <text:p text:style-name="P9"><text:span text:style-name="T3">Decline of odds ratio of </text:span><text:span text:style-name="T3">good outcome with time</text:span><text:span text:style-name="T2">.</text:span></text:p>
          </draw:text-box>
        </draw:frame>
        <draw:frame draw:style-name="gr16" draw:text-style-name="P8" draw:layer="layout" svg:width="4cm" svg:height="2.615cm" svg:x="20.611cm" svg:y="2.778cm">
          <draw:text-box>
            <text:p text:style-name="P5"><text:span text:style-name="T1">Intravenous alteplase meta-</text:span><text:span text:style-name="T1">analysis</text:span></text:p>
            <text:p text:style-name="P5"><text:span text:style-name="T1">(Lees et al. 2010)</text:span></text:p>
            <text:p text:style-name="P5"><text:span text:style-name="T1"/></text:p>
            <text:p text:style-name="P7"><text:span text:style-name="T2">“</text:span><text:span text:style-name="T2">Placebo” population mRS </text:span><text:span text:style-name="T2">distributions.</text:span></text:p>
          </draw:text-box>
        </draw:frame>
        <draw:frame draw:style-name="gr17" draw:text-style-name="P14" draw:layer="layout" svg:width="3.5cm" svg:height="3.2cm" svg:x="5.85cm" svg:y="7.485cm">
          <draw:text-box>
            <text:p text:style-name="P13"><text:span text:style-name="T4">Pre-stroke</text:span></text:p>
          </draw:text-box>
        </draw:frame>
        <draw:frame draw:style-name="gr18" draw:text-style-name="P14" draw:layer="layout" svg:width="3.5cm" svg:height="1.395cm" svg:x="10.85cm" svg:y="7.485cm">
          <draw:text-box>
            <text:p text:style-name="P13"><text:span text:style-name="T4">IVT at</text:span></text:p>
            <text:p text:style-name="P13"><text:span text:style-name="T4">time zero</text:span></text:p>
          </draw:text-box>
        </draw:frame>
        <draw:frame draw:style-name="gr18" draw:text-style-name="P16" draw:layer="layout" svg:width="3.5cm" svg:height="1.395cm" svg:x="15.861cm" svg:y="9.29cm">
          <draw:text-box>
            <text:p text:style-name="P15"><text:span text:style-name="T5">IVT at no-effect </text:span><text:span text:style-name="T5">time</text:span></text:p>
          </draw:text-box>
        </draw:frame>
        <draw:frame draw:style-name="gr17" draw:text-style-name="P16" draw:layer="layout" svg:width="3.5cm" svg:height="3.2cm" svg:x="20.861cm" svg:y="7.485cm">
          <draw:text-box>
            <text:p text:style-name="P15"><text:span text:style-name="T5">No treatment</text:span></text:p>
          </draw:text-box>
        </draw:frame>
        <draw:frame draw:style-name="gr17" draw:text-style-name="P14" draw:layer="layout" svg:width="3.5cm" svg:height="3.2cm" svg:x="5.85cm" svg:y="17.385cm">
          <draw:text-box>
            <text:p text:style-name="P13"><text:span text:style-name="T4">Pre-stroke</text:span></text:p>
          </draw:text-box>
        </draw:frame>
        <draw:frame draw:style-name="gr17" draw:text-style-name="P14" draw:layer="layout" svg:width="3.5cm" svg:height="3.2cm" svg:x="20.861cm" svg:y="17.385cm">
          <draw:text-box>
            <text:p text:style-name="P13"><text:span text:style-name="T4">No </text:span><text:span text:style-name="T4">trea</text:span><text:span text:style-name="T4">tme</text:span><text:span text:style-name="T4">nt</text:span></text:p>
          </draw:text-box>
        </draw:frame>
        <draw:frame draw:style-name="gr19" draw:text-style-name="P14" draw:layer="layout" svg:width="3.5cm" svg:height="1.395cm" svg:x="10.861cm" svg:y="17.395cm">
          <draw:text-box>
            <text:p text:style-name="P13"><text:span text:style-name="T4">IVT </text:span><text:span text:style-name="T4">at</text:span></text:p>
            <text:p text:style-name="P13"><text:span text:style-name="T4">time </text:span><text:span text:style-name="T4">zer</text:span><text:span text:style-name="T4">o</text:span></text:p>
          </draw:text-box>
        </draw:frame>
        <draw:frame draw:style-name="gr20" draw:text-style-name="P14" draw:layer="layout" svg:width="3.5cm" svg:height="1.395cm" svg:x="15.861cm" svg:y="17.395cm">
          <draw:text-box>
            <text:p text:style-name="P13"><text:span text:style-name="T4">IVT </text:span><text:span text:style-name="T4">at </text:span><text:span text:style-name="T4">no-</text:span><text:span text:style-name="T4">effe</text:span><text:span text:style-name="T4">ct </text:span><text:span text:style-name="T4">time</text:span></text:p>
          </draw:text-box>
        </draw:frame>
        <draw:frame draw:style-name="gr21" draw:text-style-name="P14" draw:layer="layout" svg:width="3.5cm" svg:height="1.395cm" svg:x="10.861cm" svg:y="19.326cm">
          <draw:text-box>
            <text:p text:style-name="P13"><text:span text:style-name="T4">MT at</text:span></text:p>
            <text:p text:style-name="P13"><text:span text:style-name="T4">time zero</text:span></text:p>
          </draw:text-box>
        </draw:frame>
        <draw:frame draw:style-name="gr19" draw:text-style-name="P14" draw:layer="layout" svg:width="3.5cm" svg:height="1.395cm" svg:x="15.861cm" svg:y="19.326cm">
          <draw:text-box>
            <text:p text:style-name="P13"><text:span text:style-name="T4">MT at no-effect time</text:span></text:p>
          </draw:text-box>
        </draw:frame>
        <draw:line draw:style-name="gr22" draw:text-style-name="P4" draw:layer="layout" svg:x1="15.832cm" svg:y1="18.092cm" svg:x2="14.332cm" svg:y2="18.092cm">
          <text:p/>
        </draw:line>
        <draw:line draw:style-name="gr22" draw:text-style-name="P4" draw:layer="layout" svg:x1="15.832cm" svg:y1="20.023cm" svg:x2="14.332cm" svg:y2="20.023cm">
          <text:p/>
        </draw:line>
        <draw:line draw:style-name="gr22" draw:text-style-name="P4" draw:layer="layout" svg:x1="9.311cm" svg:y1="8.182cm" svg:x2="10.811cm" svg:y2="8.182cm">
          <text:p/>
        </draw:line>
        <draw:line draw:style-name="gr22" draw:text-style-name="P4" draw:layer="layout" svg:x1="20.861cm" svg:y1="9.987cm" svg:x2="19.412cm" svg:y2="9.987cm">
          <text:p/>
        </draw:line>
        <draw:line draw:style-name="gr22" draw:text-style-name="P4" draw:layer="layout" svg:x1="24.111cm" svg:y1="17.385cm" svg:x2="24.111cm" svg:y2="10.685cm">
          <text:p/>
        </draw:line>
        <draw:line draw:style-name="gr22" draw:text-style-name="P4" draw:layer="layout" svg:x1="20.889cm" svg:y1="8.282cm" svg:x2="14.389cm" svg:y2="8.282cm">
          <text:p/>
        </draw:line>
        <draw:frame draw:style-name="gr23" draw:text-style-name="P18" draw:layer="layout" svg:width="5cm" svg:height="4.948cm" svg:x="0.111cm" svg:y="6.611cm">
          <draw:text-box>
            <text:p text:style-name="P17"><text:span text:style-name="T6">nLV</text:span><text:span text:style-name="T6">O</text:span></text:p>
            <text:p text:style-name="P17"><text:span text:style-name="T6">mRS </text:span><text:span text:style-name="T6">distri</text:span><text:span text:style-name="T6">butio</text:span><text:span text:style-name="T6">ns</text:span></text:p>
          </draw:text-box>
        </draw:frame>
        <draw:frame draw:style-name="gr24" draw:text-style-name="P18" draw:layer="layout" svg:width="5cm" svg:height="4.995cm" svg:x="0.111cm" svg:y="16.59cm">
          <draw:text-box>
            <text:p text:style-name="P17"><text:span text:style-name="T6">LVO</text:span></text:p>
            <text:p text:style-name="P17"><text:span text:style-name="T6">mRS </text:span><text:span text:style-name="T6">distri</text:span><text:span text:style-name="T6">butio</text:span><text:span text:style-name="T6">ns</text:span></text:p>
          </draw:text-box>
        </draw:frame>
        <draw:frame draw:style-name="gr25" draw:text-style-name="P20" draw:layer="layout" svg:width="5cm" svg:height="1.3cm" svg:x="5.111cm" svg:y="0.185cm">
          <draw:text-box>
            <text:p text:style-name="P19"><text:span text:style-name="T4">Pre-</text:span><text:span text:style-name="T4">stroke</text:span></text:p>
          </draw:text-box>
        </draw:frame>
        <draw:frame draw:style-name="gr25" draw:text-style-name="P20" draw:layer="layout" svg:width="5cm" svg:height="1.361cm" svg:x="10.111cm" svg:y="0.185cm">
          <draw:text-box>
            <text:p text:style-name="P19"><text:span text:style-name="T4">Treatm</text:span><text:span text:style-name="T4">ent at</text:span></text:p>
            <text:p text:style-name="P19"><text:span text:style-name="T4">time </text:span><text:span text:style-name="T4">zero</text:span></text:p>
          </draw:text-box>
        </draw:frame>
        <draw:frame draw:style-name="gr25" draw:text-style-name="P20" draw:layer="layout" svg:width="5cm" svg:height="1.361cm" svg:x="15.111cm" svg:y="0.185cm">
          <draw:text-box>
            <text:p text:style-name="P19"><text:span text:style-name="T4">Treat</text:span><text:span text:style-name="T4">ment </text:span><text:span text:style-name="T4">at</text:span></text:p>
            <text:p text:style-name="P19"><text:span text:style-name="T4">no-</text:span><text:span text:style-name="T4">effect </text:span><text:span text:style-name="T4">time</text:span></text:p>
          </draw:text-box>
        </draw:frame>
        <draw:frame draw:style-name="gr25" draw:text-style-name="P20" draw:layer="layout" svg:width="5cm" svg:height="1.3cm" svg:x="20.111cm" svg:y="0.185cm">
          <draw:text-box>
            <text:p text:style-name="P19"><text:span text:style-name="T4">No </text:span><text:span text:style-name="T4">treatm</text:span><text:span text:style-name="T4">ent</text:span></text:p>
          </draw:text-box>
        </draw:frame>
        <draw:frame draw:style-name="gr26" draw:text-style-name="P20" draw:layer="layout" svg:width="5cm" svg:height="5cm" svg:x="-6.889cm" svg:y="1.585cm">
          <draw:text-box>
            <text:p text:style-name="P19"><text:span text:style-name="T4">Data sources for </text:span><text:span text:style-name="T4">nLVO only</text:span></text:p>
          </draw:text-box>
        </draw:frame>
        <draw:frame draw:style-name="gr26" draw:text-style-name="P20" draw:layer="layout" svg:width="5cm" svg:height="5cm" svg:x="-6.889cm" svg:y="11.585cm">
          <draw:text-box>
            <text:p text:style-name="P19"><text:span text:style-name="T4">Data sources </text:span><text:span text:style-name="T4">for</text:span></text:p>
            <text:p text:style-name="P19"><text:span text:style-name="T4">nLVO and LVO</text:span></text:p>
          </draw:text-box>
        </draw:frame>
        <draw:frame draw:style-name="gr26" draw:text-style-name="P20" draw:layer="layout" svg:width="5cm" svg:height="5cm" svg:x="-6.889cm" svg:y="21.585cm">
          <draw:text-box draw:corner-radius="0.101cm">
            <text:p text:style-name="P19"><text:span text:style-name="T4">Data sources </text:span><text:span text:style-name="T4">for LVO only</text:span></text:p>
          </draw:text-box>
        </draw:frame>
        <draw:line draw:style-name="gr5" draw:text-style-name="P4" draw:layer="layout" svg:x1="7.611cm" svg:y1="12.585cm" svg:x2="7.611cm" svg:y2="10.685cm">
          <text:p/>
        </draw:line>
        <draw:line draw:style-name="gr5" draw:text-style-name="P4" draw:layer="layout" svg:x1="7.6cm" svg:y1="15.606cm" svg:x2="7.6cm" svg:y2="17.385cm">
          <text:p/>
        </draw:line>
        <draw:line draw:style-name="gr5" draw:text-style-name="P4" draw:layer="layout" svg:x1="22.811cm" svg:y1="22.886cm" svg:x2="22.811cm" svg:y2="20.585cm">
          <text:p/>
        </draw:line>
        <draw:line draw:style-name="gr5" draw:text-style-name="P4" draw:layer="layout" svg:x1="11.67cm" svg:y1="22.585cm" svg:x2="11.67cm" svg:y2="20.685cm">
          <text:p/>
        </draw:line>
        <draw:line draw:style-name="gr5" draw:text-style-name="P4" draw:layer="layout" svg:x1="12.011cm" svg:y1="12.835cm" svg:x2="12.011cm" svg:y2="8.98cm">
          <text:p/>
        </draw:line>
        <draw:line draw:style-name="gr5" draw:text-style-name="P4" draw:layer="layout" svg:x1="12.011cm" svg:y1="15.335cm" svg:x2="12.011cm" svg:y2="17.385cm">
          <text:p/>
        </draw:line>
        <draw:line draw:style-name="gr5" draw:text-style-name="P4" draw:layer="layout" svg:x1="17.611cm" svg:y1="12.835cm" svg:x2="17.611cm" svg:y2="10.685cm">
          <text:p/>
        </draw:line>
        <draw:line draw:style-name="gr5" draw:text-style-name="P4" draw:layer="layout" svg:x1="17.611cm" svg:y1="15.335cm" svg:x2="17.611cm" svg:y2="17.404cm">
          <text:p/>
        </draw:line>
        <draw:line draw:style-name="gr5" draw:text-style-name="P4" draw:layer="layout" svg:x1="22.111cm" svg:y1="12.835cm" svg:x2="22.111cm" svg:y2="10.685cm">
          <text:p/>
        </draw:line>
        <draw:line draw:style-name="gr5" draw:text-style-name="P4" draw:layer="layout" svg:x1="22.611cm" svg:y1="5.585cm" svg:x2="22.611cm" svg:y2="7.485cm">
          <text:p/>
        </draw:line>
        <draw:custom-shape draw:style-name="gr27" draw:text-style-name="P21" draw:layer="layout" svg:width="3cm" svg:height="2.5cm" svg:x="21.311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2.8cm" svg:height="2.5cm" svg:x="10.611cm" svg:y="12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2.8cm" svg:height="2.5cm" svg:x="16.211cm" svg:y="12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2.801cm" svg:height="2.5cm" svg:x="20.711cm" svg:y="12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6.17cm" svg:y1="22.886cm" svg:x2="16.17cm" svg:y2="20.706cm">
          <text:p/>
        </draw:line>
        <draw:line draw:style-name="gr22" draw:text-style-name="P4" draw:layer="layout" svg:x1="20.881cm" svg:y1="20.023cm" svg:x2="19.432cm" svg:y2="20.023cm">
          <text:p/>
        </draw:line>
        <draw:line draw:style-name="gr22" draw:text-style-name="P4" draw:layer="layout" svg:x1="20.881cm" svg:y1="18.092cm" svg:x2="19.432cm" svg:y2="18.092cm">
          <text:p/>
        </draw:line>
        <draw:line draw:style-name="gr22" draw:text-style-name="P4" draw:layer="layout" svg:x1="9.372cm" svg:y1="20.023cm" svg:x2="10.821cm" svg:y2="20.023cm">
          <text:p/>
        </draw:line>
        <draw:line draw:style-name="gr22" draw:text-style-name="P4" draw:layer="layout" svg:x1="9.372cm" svg:y1="18.092cm" svg:x2="10.821cm" svg:y2="18.092cm">
          <text:p/>
        </draw:line>
        <draw:custom-shape draw:style-name="gr30" draw:text-style-name="P3" draw:layer="layout" svg:width="3cm" svg:height="2.5cm" svg:x="13.811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cm" svg:height="2.5cm" svg:x="13.811cm" svg:y="22.849cm">
          <draw:text-box>
            <text:p text:style-name="P9"><text:span text:style-name="T2">Mortality </text:span><text:span text:style-name="T2">rate with </text:span><text:span text:style-name="T2">MT and </text:span><text:span text:style-name="T2">average </text:span><text:span text:style-name="T2">time to </text:span><text:span text:style-name="T2">MT.</text:span></text:p>
          </draw:text-box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5.2cm" fo:page-height="26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4.95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49cm" svg:height="7.575cm" svg:x="1.925cm" svg:y="2.485cm"/>
      <draw:page-thumbnail draw:layer="backgroundobjects" svg:width="7.149cm" svg:height="7.575cm" svg:x="1.925cm" svg:y="11.061cm"/>
      <draw:page-thumbnail draw:layer="backgroundobjects" svg:width="7.149cm" svg:height="7.575cm" svg:x="1.925cm" svg:y="19.637cm"/>
      <draw:page-thumbnail draw:layer="backgroundobjects" svg:width="7.149cm" svg:height="7.575cm" svg:x="11.925cm" svg:y="2.485cm"/>
      <draw:page-thumbnail draw:layer="backgroundobjects" svg:width="7.149cm" svg:height="7.575cm" svg:x="11.925cm" svg:y="11.061cm"/>
      <draw:page-thumbnail draw:layer="backgroundobjects" svg:width="7.149cm" svg:height="7.575cm" svg:x="11.925cm" svg:y="19.637cm"/>
    </style:handout-master>
    <style:master-page style:name="Default" style:page-layout-name="PM1" draw:style-name="Mdp1">
      <draw:frame presentation:style-name="Mpr1" draw:text-style-name="MP5" draw:layer="backgroundobjects" svg:width="25.101cm" svg:height="2.629cm" svg:x="1.399cm" svg:y="1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2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4-06-27T12:48:37.323685792</dc:date>
    <meta:editing-duration>P1DT12H58M54S</meta:editing-duration>
    <meta:editing-cycles>467</meta:editing-cycles>
    <meta:generator>LibreOffice/7.3.7.2$Linux_X86_64 LibreOffice_project/30$Build-2</meta:generator>
    <meta:document-statistic meta:object-count="90"/>
  </office:meta>
</office:document-meta>
</file>